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5" style:family="paragraph" style:parent-style-name="Standard" style:list-style-name="L1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" style:family="paragraph" style:parent-style-name="Standard" style:list-style-name="L1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7" style:family="paragraph" style:parent-style-name="Standard" style:list-style-name="L1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8" style:family="paragraph" style:parent-style-name="Standard" style:list-style-name="L3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9" style:family="paragraph" style:parent-style-name="Standard" style:list-style-name="L4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0" style:family="paragraph" style:parent-style-name="Standard" style:list-style-name="L5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1" style:family="paragraph" style:parent-style-name="Standard" style:list-style-name="L9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T1" style:family="text">
      <style:text-properties style:text-outline="false" style:text-line-through-style="none" style:font-name="Arial" fo:font-size="10pt" fo:text-shadow="none" style:font-name-asian="Arial" style:font-size-asian="10pt" style:font-name-complex="Arial" style:font-size-complex="10pt" style:text-emphasize="none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en</text:p>
      <text:p text:style-name="P1"/>
      <text:p text:style-name="P2">Sibrand Staessens<text:span text:style-name="T3"> (gewerkte uren zijn vooral facultatief)</text:span></text:p>
      <text:p text:style-name="P4">03/10/2008 <text:s/>(8u gewerkt)</text:p>
      <text:list text:style-name="L1">
        <text:list-item>
          <text:p text:style-name="P5">Opstellen van de probleemstelling.</text:p>
        </text:list-item>
        <text:list-item>
          <text:p text:style-name="P5">Indificatie van de systeemfuncties en de systeemattributen.</text:p>
        </text:list-item>
        <text:list-item>
          <text:p text:style-name="P5">Eerste Use Case afgewerkt.</text:p>
        </text:list-item>
      </text:list>
      <text:p text:style-name="P4">14/10/2008 <text:s/>(7u30 gewerkt)</text:p>
      <text:list text:style-name="L2">
        <text:list-item>
          <text:p><text:span text:style-name="T1">Alle Use Cases afgewerkt.</text:span></text:p>
        </text:list-item>
      </text:list>
      <text:p text:style-name="P4">17/10/2008 <text:s/>(10u gewerkt)</text:p>
      <text:list text:style-name="L3">
        <text:list-item>
          <text:p text:style-name="P8">Alle SSDs gemaakt. Contracten opgesteld. </text:p>
        </text:list-item>
        <text:list-item>
          <text:p text:style-name="P8">Alles nog eens goed nagekeken voor de deadline.</text:p>
        </text:list-item>
      </text:list>
      <text:p text:style-name="P4">18/10/2008</text:p>
      <text:list text:style-name="L4">
        <text:list-item>
          <text:p text:style-name="P9">jpeg en document gemaakt om op te sturen.</text:p>
        </text:list-item>
      </text:list>
      <text:p text:style-name="P4">24/10/2008 <text:s/>(6u gewerkt)</text:p>
      <text:list text:style-name="L5">
        <text:list-item>
          <text:p text:style-name="P10">Colloboratie diagrammen voor volgendeSpeler en creatieVanEenSpeler gemaakt.</text:p>
        </text:list-item>
      </text:list>
      <text:p text:style-name="P4">30/10/2008 (10u gewerkt)</text:p>
      <text:list text:style-name="L6">
        <text:list-item>
          <text:p>Alle colloboratiediagrammen afgewerkt. </text:p>
        </text:list-item>
        <text:list-item>
          <text:p>Domein model gestart. Design patterns besproken/voorgesteld.</text:p>
        </text:list-item>
      </text:list>
      <text:p text:style-name="P4">07/11/2008 <text:s/>(7u45 gewerkt)</text:p>
      <text:list text:style-name="L7">
        <text:list-item>
          <text:p>Aanpassing gemaakt aan de Use Cases, SSDs en contracten a.d.h.v. de feedback.</text:p>
        </text:list-item>
      </text:list>
      <text:p text:style-name="P4">09/11/2008 <text:s/>(9u gewerkt)</text:p>
      <text:list text:style-name="L8">
        <text:list-item>
          <text:p>Aanpassing gemaakt aan de Use Cases, SSDs en contracten a.d.h.v. de feedback.</text:p>
        </text:list-item>
        <text:list-item>
          <text:p>Begin klassendiagram met design patterns.</text:p>
        </text:list-item>
      </text:list>
      <text:p text:style-name="P4">14/11/2008 (9u gewerkt)</text:p>
      <text:list text:style-name="L9">
        <text:list-item>
          <text:p text:style-name="P11">Samenvoegen van de individueel gemaakte contracten.</text:p>
        </text:list-item>
        <text:list-item>
          <text:p text:style-name="P3"><text:span text:style-name="T1">Verder uitwerken van het klassendiagram. </text:span></text:p>
        </text:list-item>
        <text:list-item>
          <text:p text:style-name="P3"><text:span text:style-name="T1">Design pattern ingevoegd. (Strategy)</text:span></text:p>
        </text:list-item>
        <text:list-item>
          <text:p text:style-name="P11">Collaboratiediagram volgendeSpeler en TafelOverzichtWijzigen aangemaakt.</text:p>
        </text:list-item>
        <text:list-item>
          <text:p text:style-name="P11">Andere collaboratiediagrammen waar nodig aangepast.</text:p>
        </text:list-item>
      </text:list>
      <text:p text:style-name="P4">14/11/2008 (4u gewerkt)</text:p>
      <text:list text:style-name="L9">
        <text:list-item>
          <text:p text:style-name="P11">Verder uitwerken van het klassendiagram. </text:p>
        </text:list-item>
        <text:list-item>
          <text:p text:style-name="P11">Design patterns ingevoegd (Memento + Adaptor).</text:p>
        </text:list-item>
        <text:list-item>
          <text:p text:style-name="P11">Collaboratiediagram undo gemaakt.</text:p>
        </text:list-item>
        <text:list-item>
          <text:p text:style-name="P11">Collaboratiediagram redo aangepast.</text:p>
        </text:list-item>
        <text:list-item>
          <text:p text:style-name="P11">Collaboratiediagram plaatsPion, neemPionTerug en plaatsTegel gemaakt</text:p>
        </text:list-item>
        <text:list-item>
          <text:p text:style-name="P11">Andere collaboratiediagrammen waar nodig aangepast.</text:p>
        </text:list-item>
      </text:list>
      <text:p text:style-name="P4">15/11/2008 (4u gewerkt)</text:p>
      <text:list text:style-name="L9">
        <text:list-item>
          <text:p text:style-name="P11">Verder uitwerken van het klassendiagram. </text:p>
        </text:list-item>
        <text:list-item>
          <text:p text:style-name="P11">Design patterns ingevoegd (Factory Method + AbstractFactory).</text:p>
        </text:list-item>
        <text:list-item>
          <text:p text:style-name="P11">Collaboratiediagram startApplicatie gemaakt.</text:p>
        </text:list-item>
        <text:list-item>
          <text:p text:style-name="P11">Collaboratiediagram creatieVanEenSpeler aangepast.</text:p>
        </text:list-item>
        <text:list-item>
          <text:p text:style-name="P11">Collaboratiediagram startApplicatie gemaakt.</text:p>
        </text:list-item>
        <text:list-item>
          <text:p text:style-name="P11">Andere collaboratiediagrammen waar nodig aangepast.</text:p>
        </text:list-item>
      </text:list>
      <text:p text:style-name="P4">19/11/2008 (6u gewerkt)</text:p>
      <text:list text:style-name="L9">
        <text:list-item>
          <text:p text:style-name="P11">Verder uitwerken van het klassendiagram. </text:p>
        </text:list-item>
        <text:list-item>
          <text:p text:style-name="P11">Design patterns ingevoegd (Facade Controller).</text:p>
        </text:list-item>
        <text:list-item>
          <text:p text:style-name="P11">Collaboratiediagram creatieVanEenSpeler aangepast.</text:p>
        </text:list-item>
        <text:list-item>
          <text:p text:style-name="P11">Collaboratiediagram startApplicatie gemaakt.</text:p>
        </text:list-item>
        <text:list-item>
          <text:p text:style-name="P11">Andere collaboratiediagrammen waar nodig aangepast.</text:p>
        </text:list-item>
      </text:list>
      <text:p text:style-name="P4"><text:s/>20/11/2008 (10u gewerkt)</text:p>
      <text:list text:style-name="L9">
        <text:list-item>
          <text:p text:style-name="P11">Verder uitwerken van het klassendiagram. </text:p>
        </text:list-item>
        <text:list-item>
          <text:p text:style-name="P11">Collaboratiediagram Laden en Opslaan gemaakt.</text:p>
        </text:list-item>
        <text:list-item>
          <text:p text:style-name="P11">Collaboratiediagram SpelerVerwijderen gemaakt.</text:p>
        </text:list-item>
        <text:list-item>
          <text:p text:style-name="P11">Collaboratiediagram startApplicatie gemaakt.</text:p>
        </text:list-item>
        <text:list-item>
          <text:p text:style-name="P11">Andere collaboratiediagrammen waar nodig aangepast.</text:p>
        </text:list-item>
      </text:list>
      <text:p text:style-name="P4">21/11/2008 (8u gewerkt)</text:p>
      <text:list text:style-name="L9">
        <text:list-item>
          <text:p text:style-name="P11">Verder uitwerken van het klassendiagram. </text:p>
        </text:list-item>
        <text:list-item>
          <text:p text:style-name="P11">Collaboratiediagram VeranderOpties en Help gemaakt.</text:p>
        </text:list-item>
        <text:list-item>
          <text:p text:style-name="P11">Andere collaboratiediagrammen waar nodig aangepast.</text:p>
        </text:list-item>
      </text:list>
      <text:p text:style-name="P4">26/11/2008 (3u gewerkt)</text:p>
      <text:list text:style-name="L9">
        <text:list-item>
          <text:p text:style-name="P11">Begonnen aan de Unit Tests in Junit. </text:p>
        </text:list-item>
        <text:list-item>
          <text:p text:style-name="P11"><text:soft-page-break/>Klassendiagram bijgewerkt na enkele opmerkingen.</text:p>
        </text:list-item>
      </text:list>
      <text:p text:style-name="P4">27/11/2008 (4u gewerkt)</text:p>
      <text:list text:style-name="L9">
        <text:list-item>
          <text:p text:style-name="P11">Unit Tests afwerken (Help, HelpVerwerker, Optie, OptieVerwerker, AI, Easy, Hard)</text:p>
        </text:list-item>
      </text:list>
      <text:p text:style-name="P4">28/11/2008 (4u gewerkt)</text:p>
      <text:list text:style-name="L9">
        <text:list-item>
          <text:p text:style-name="P11">Unit Test afwerken (Help, HelpVerwerker, Optie, OptieVerwerker, AI, Easy, Hard)</text:p>
        </text:list-item>
        <text:list-item>
          <text:p text:style-name="P11">Klassendiagram bijwerken.</text:p>
        </text:list-item>
        <text:list-item>
          <text:p text:style-name="P11">Collaboratiediagrammen waar nodig aangepast.</text:p>
        </text:list-item>
        <text:list-item>
          <text:p text:style-name="P11">Design Patterns in een document uitgelegd.</text:p>
        </text:list-item>
      </text:list>
      <text:p text:style-name="P4">5/11/2008 (5u gewerkt)</text:p>
      <text:list text:style-name="L9">
        <text:list-item>
          <text:p text:style-name="P11">Begonnen aan implementatie.</text:p>
        </text:list-item>
      </text:list>
      <text:p text:style-name="P4">8/11/2008 (4u gewerkt)</text:p>
      <text:list text:style-name="L9">
        <text:list-item>
          <text:p text:style-name="P11">Implementatie (Speler, SpelerVerwerker, AI, Easy, Hard, Strategy)</text:p>
        </text:list-item>
      </text:list>
      <text:p text:style-name="P4">8/11/2008 (4u gewerkt)</text:p>
      <text:list text:style-name="L9">
        <text:list-item>
          <text:p text:style-name="P11">Implementatie (Applicatie, SpelerFactory + updates aan de andere klassen)</text:p>
        </text:list-item>
      </text:list>
      <text:p text:style-name="P4">10/11/2008 (4u gewerkt)</text:p>
      <text:list text:style-name="L9">
        <text:list-item>
          <text:p text:style-name="P11">Implementatie (Optie + OptieVerwerker + Goptie + QTOptie)</text:p>
        </text:list-item>
      </text:list>
      <text:p text:style-name="P4">11/11/2008 (4u gewerkt)</text:p>
      <text:list text:style-name="L9">
        <text:list-item>
          <text:p text:style-name="P11">Implementatie (Help + HelpVerwerker + HelpItem + HelpParser)</text:p>
        </text:list-item>
      </text:list>
      <text:p text:style-name="P4">12/11/2008 (5u gewerkt)</text:p>
      <text:list text:style-name="L9">
        <text:list-item>
          <text:p text:style-name="P11">Implementatie (Ghelp + QTHelp, andere klassen geupdatet)</text:p>
        </text:list-item>
      </text:list>
      <text:p text:style-name="P4">14/11/2008 (4u gewerkt)</text:p>
      <text:list text:style-name="L9">
        <text:list-item>
          <text:p text:style-name="P11">Implementatie (QTKlassen van anderen bestudeerd)</text:p>
        </text:list-item>
      </text:list>
      <text:p text:style-name="P4">18/11/2008 (6u gewerkt)</text:p>
      <text:list text:style-name="L9">
        <text:list-item>
          <text:p text:style-name="P11">Implementatie (klassen gerefactored)</text:p>
        </text:list-item>
        <text:list-item>
          <text:p text:style-name="P11">Presentatietje ineengestoken</text:p>
        </text:list-item>
      </text:list>
      <text:p text:style-name="P4">19/11/2008 (3u gewerkt)</text:p>
      <text:list text:style-name="L9">
        <text:list-item>
          <text:p text:style-name="P11">Implementatie (klassen gerefactored)</text:p>
        </text:list-item>
      </text:list>
      <text:p text:style-name="P4">22/11/2008 (5u gewerkt)</text:p>
      <text:list text:style-name="L9">
        <text:list-item>
          <text:p text:style-name="P11">Implementatie (Tegelplaatsing + Pionplaatsing debuggen)</text:p>
        </text:list-item>
      </text:list>
      <text:p text:style-name="P4">23/11/2008 (4u gewerkt)</text:p>
      <text:list text:style-name="L9">
        <text:list-item>
          <text:p text:style-name="P11">Implementatie (Tegelplaatsing + Pionplaatsing debuggen)</text:p>
        </text:list-item>
      </text:list>
      <text:p text:style-name="P4">28/11/2008 (5u gewerkt)</text:p>
      <text:list text:style-name="L9">
        <text:list-item>
          <text:p text:style-name="P11">Implementatie (QT-klassen gerefactored)</text:p>
        </text:list-item>
      </text:list>
      <text:p text:style-name="P4">03/01/2009 (2u gewerkt)</text:p>
      <text:list text:style-name="L9">
        <text:list-item>
          <text:p text:style-name="P11">Eindverslag wat bijgewerkt.</text:p>
        </text:list-item>
      </text:list>
      <text:p text:style-name="P4">05/01/2009 (5u gewerkt)</text:p>
      <text:list text:style-name="L9">
        <text:list-item>
          <text:p text:style-name="P11">Implementatie (debugging + refactoring)</text:p>
        </text:list-item>
      </text:list>
      <text:p text:style-name="P4">06/01/2009 (5u gewerkt)</text:p>
      <text:list text:style-name="L9">
        <text:list-item>
          <text:p text:style-name="P11">Eindverslag wat bijgewerkt.</text:p>
        </text:list-item>
        <text:list-item>
          <text:p text:style-name="P11">Debugging + refactoring</text:p>
        </text:list-item>
      </text:list>
      <text:p text:style-name="P4">07/01/2009 (3u gewerkt)</text:p>
      <text:list text:style-name="L9">
        <text:list-item>
          <text:p text:style-name="P11">Eindverslag afgewerkt.</text:p>
        </text:list-item>
        <text:list-item>
          <text:p text:style-name="P11">Executable gemaak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Sibrand Staessens</meta:initial-creator>
    <meta:creation-date>2009-01-07T12:46:57</meta:creation-date>
    <dc:creator>Sibrand Staessens</dc:creator>
    <dc:date>2009-01-07T13:47:41</dc:date>
    <meta:editing-cycles>13</meta:editing-cycles>
    <meta:editing-duration>PT1H0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04" meta:word-count="509" meta:character-count="4030"/>
  </office:meta>
</office:document-meta>
</file>